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21CFB481890FEF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23cm, 4.201cm, 19.537cm, 4.5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348cm" svg:height="20.2cm" svg:x="0.992cm" svg:y="2.391cm">
          <draw:image xlink:href="Pictures/10000000000005E8000007E0821CFB481890FEF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8:00.806497639</dc:date>
    <meta:editing-duration>PT3M27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